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documentevent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17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1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19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5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9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7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5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11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12" style:family="table-cell" style:parent-style-name="Default" style:data-style-name="N10112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13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8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6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28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3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3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33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34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9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="none"/>
    </style:style>
    <style:style style:name="ce48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47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2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0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1" table:default-cell-style-name="ce25"/>
        <table:table-column table:style-name="co1" table:number-columns-repeated="1021" table:default-cell-style-name="ce17"/>
        <table:table-row table:style-name="ro1">
          <table:table-cell table:style-name="ce43"/>
          <table:table-cell table:style-name="ce43" office:value-type="string" calcext:value-type="string">
            <text:p>月更新</text:p>
          </table:table-cell>
          <table:table-cell table:style-name="ce7" office:value-type="string" calcext:value-type="string">
            <text:p>印刷</text:p>
          </table:table-cell>
          <table:table-cell table:style-name="ce78" office:value-type="string" calcext:value-type="string">
            <text:p>月末印刷</text:p>
          </table:table-cell>
          <table:table-cell table:style-name="ce43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office:annotation draw:style-name="gr1" draw:text-style-name="P2" svg:width="28.99mm" svg:height="9.07mm" svg:x="103.45mm" svg:y="0mm" draw:caption-point-x="-6.1mm" draw:caption-point-y="7.29mm">
              <dc:date>2018-08-26T00:00:00</dc:date>
              <text:p text:style-name="P1"><text:span text:style-name="T1">他シートでは利用しない</text:span></text:p>
            </office:annotation>
            <text:p>終了日</text:p>
          </table:table-cell>
          <table:table-cell table:number-columns-repeated="1020"/>
        </table:table-row>
        <table:table-row table:style-name="ro2">
          <table:table-cell table:style-name="ce61" office:value-type="string" calcext:value-type="string">
            <text:p>黒行</text:p>
          </table:table-cell>
          <table:table-cell table:style-name="ce69"/>
          <table:table-cell table:style-name="ce11"/>
          <table:table-cell table:style-name="ce69" table:number-columns-repeated="1021"/>
        </table:table-row>
        <table:table-row table:style-name="ro2">
          <table:table-cell table:style-name="ce19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12" office:value-type="date" office:date-value="2018-08-26" calcext:value-type="date">
            <text:p>2018-8</text:p>
          </table:table-cell>
          <table:table-cell table:style-name="ce8"/>
          <table:table-cell table:number-columns-repeated="1020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ce5" table:number-columns-repeated="2"/>
          <table:table-cell table:style-name="ce13"/>
          <table:table-cell table:style-name="ce5"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947" table:default-cell-style-name="ce17"/>
        <table:table-column table:style-name="co1" table:number-columns-repeated="72" table:default-cell-style-name="ce57"/>
        <table:table-row table:style-name="ro2">
          <table:table-cell table:style-name="ce24" office:value-type="string" calcext:value-type="string" table:number-columns-spanned="2" table:number-rows-spanned="1">
            <text:p>一覧へ</text:p>
          </table:table-cell>
          <table:covered-table-cell/>
          <table:table-cell table:style-name="ce24" office:value-type="string" calcext:value-type="string" table:number-columns-spanned="2" table:number-rows-spanned="1">
            <text:p>月更新</text:p>
          </table:table-cell>
          <table:covered-table-cell/>
          <table:table-cell table:style-name="ce19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25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26"/>
          <table:table-cell table:style-name="ce31" table:number-columns-repeated="2"/>
          <table:table-cell table:style-name="ce32"/>
          <table:table-cell table:style-name="ce34"/>
          <table:table-cell table:number-columns-repeated="1019"/>
        </table:table-row>
        <table:table-row table:style-name="ro2" table:number-rows-repeated="30">
          <table:table-cell table:style-name="ce28"/>
          <table:table-cell table:style-name="ce30" table:number-columns-repeated="2"/>
          <table:table-cell table:style-name="ce33"/>
          <table:table-cell table:style-name="ce49"/>
          <table:table-cell table:number-columns-repeated="1019"/>
        </table:table-row>
        <table:table-row table:style-name="ro2">
          <table:table-cell table:style-name="ce3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loseCheck": true, "CheckBox2sate": 1, "CheckBox1sate": 0, "Width": 174, "OptionCheck": false, "Height": 113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loseCheck": true, "CheckBox2sate": 1, "CheckBox1sate": 0, "Width": 164, "OptionCheck": false, "Height": 164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loseCheck": true, "CheckBox2sate": 1, "CheckBox1sate": 0, "Width": 339, "OptionCheck": false, "Height": 77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<text:s/>中等量:1日1回のドレッシング交換を要する"], ["6: 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loseCheck": true, "CheckBox2sate": 1, "CheckBox1sate": 0, "Width": 190, "OptionCheck": false, "Height": 119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loseCheck": true, "CheckBox2sate": 1, "CheckBox1sate": 0, "Width": 340, "OptionCheck": false, "Height": 102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loseCheck": tru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Width": 104, "CheckBox1sate": 0, "CloseCheck": false, "Height": 75, "CheckBox2sate": 1, "OptionCheck": false}</text:p>
          </table:table-cell>
        </table:table-row>
      </table:table>
      <table:table table:name="00000001" table:style-name="ta1" table:print-ranges="'00000001'.A1:'00000001'.M33">
        <office:forms form:automatic-focus="false" form:apply-design-mode="false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8" table:default-cell-style-name="ce17"/>
        <table:table-column table:style-name="co9" table:number-columns-repeated="8" table:default-cell-style-name="ce17"/>
        <table:table-column table:style-name="co1" table:number-columns-repeated="955" table:default-cell-style-name="ce17"/>
        <table:table-column table:style-name="co1" table:number-columns-repeated="56" table:default-cell-style-name="ce57"/>
        <table:table-row table:style-name="ro2">
          <table:table-cell table:style-name="ce24" office:value-type="string" calcext:value-type="string" table:number-columns-spanned="2" table:number-rows-spanned="1">
            <text:p>一覧へ</text:p>
          </table:table-cell>
          <table:covered-table-cell/>
          <table:table-cell table:style-name="ce24" office:value-type="string" calcext:value-type="string" table:number-columns-spanned="2" table:number-rows-spanned="1">
            <text:p>月更新</text:p>
          </table:table-cell>
          <table:covered-table-cell/>
          <table:table-cell table:style-name="ce19" office:value-type="string" calcext:value-type="string">
            <text:p>00131570</text:p>
          </table:table-cell>
          <table:table-cell table:style-name="ce50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33" office:value-type="float" office:value="33" calcext:value-type="float">
            <text:p>33</text:p>
          </table:table-cell>
          <table:table-cell table:style-name="ce47" office:value-type="date" office:date-value="2018-08-01" calcext:value-type="date">
            <text:p>2018/08/01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9" calcext:value-type="float">
            <text:p>9</text:p>
          </table:table-cell>
          <table:table-cell table:style-name="ce30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3" calcext:value-type="float">
            <text:p>33</text:p>
          </table:table-cell>
          <table:table-cell table:style-name="ce49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M33">
        <office:forms form:automatic-focus="false" form:apply-design-mode="false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10" table:default-cell-style-name="ce17"/>
        <table:table-column table:style-name="co9" table:number-columns-repeated="8" table:default-cell-style-name="ce17"/>
        <table:table-column table:style-name="co1" table:number-columns-repeated="907" table:default-cell-style-name="ce17"/>
        <table:table-column table:style-name="co1" table:number-columns-repeated="104" table:default-cell-style-name="ce57"/>
        <table:table-row table:style-name="ro2">
          <table:table-cell table:style-name="ce24" office:value-type="string" calcext:value-type="string" table:number-columns-spanned="2" table:number-rows-spanned="1">
            <text:p>一覧へ</text:p>
          </table:table-cell>
          <table:covered-table-cell/>
          <table:table-cell table:style-name="ce24" office:value-type="string" calcext:value-type="string" table:number-columns-spanned="2" table:number-rows-spanned="1">
            <text:p>月更新</text:p>
          </table:table-cell>
          <table:covered-table-cell/>
          <table:table-cell table:style-name="ce19" office:value-type="string" calcext:value-type="string">
            <text:p>00045454</text:p>
          </table:table-cell>
          <table:table-cell table:style-name="ce50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30" table:number-columns-repeated="2"/>
          <table:table-cell table:style-name="ce30" office:value-type="float" office:value="35" calcext:value-type="float">
            <text:p>35</text:p>
          </table:table-cell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01" calcext:value-type="date">
            <text:p>2018-8-0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02" calcext:value-type="date">
            <text:p>2018-8-0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03" calcext:value-type="date">
            <text:p>2018-8-0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04" calcext:value-type="date">
            <text:p>2018-8-04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05" calcext:value-type="date">
            <text:p>2018-8-0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06" calcext:value-type="date">
            <text:p>2018-8-0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07" calcext:value-type="date">
            <text:p>2018-8-07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08" calcext:value-type="date">
            <text:p>2018-8-08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09" calcext:value-type="date">
            <text:p>2018-8-09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10" calcext:value-type="date">
            <text:p>2018-8-1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11" calcext:value-type="date">
            <text:p>2018-8-1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12" calcext:value-type="date">
            <text:p>2018-8-1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13" calcext:value-type="date">
            <text:p>2018-8-1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14" calcext:value-type="date">
            <text:p>2018-8-14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15" calcext:value-type="date">
            <text:p>2018-8-1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16" calcext:value-type="date">
            <text:p>2018-8-1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17" calcext:value-type="date">
            <text:p>2018-8-17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18" calcext:value-type="date">
            <text:p>2018-8-18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19" calcext:value-type="date">
            <text:p>2018-8-19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20" calcext:value-type="date">
            <text:p>2018-8-2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21" calcext:value-type="date">
            <text:p>2018-8-2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22" calcext:value-type="date">
            <text:p>2018-8-2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23" calcext:value-type="date">
            <text:p>2018-8-2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24" calcext:value-type="date">
            <text:p>2018-8-24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25" calcext:value-type="date">
            <text:p>2018-8-2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26" calcext:value-type="date">
            <text:p>2018-8-2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27" calcext:value-type="date">
            <text:p>2018-8-27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28" calcext:value-type="date">
            <text:p>2018-8-28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29" calcext:value-type="date">
            <text:p>2018-8-29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30" calcext:value-type="date">
            <text:p>2018-8-3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8" table:number-columns-repeated="3"/>
          <table:table-cell table:style-name="ce33" office:value-type="float" office:value="35" calcext:value-type="float">
            <text:p>35</text:p>
          </table:table-cell>
          <table:table-cell table:style-name="ce52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3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ポケット" table:base-cell-address="$config.$B$16" table:cell-range-address="$config.$B$16"/>
        <table:named-range table:name="dialogstate_壊死組織" table:base-cell-address="$config.$B$8" table:cell-range-address="$config.$B$8"/>
        <table:named-range table:name="dialogstate_大きさ" table:base-cell-address="$config.$B$1" table:cell-range-address="$config.$B$1"/>
        <table:named-range table:name="dialogstate_浸出液" table:base-cell-address="$config.$B$10" table:cell-range-address="$config.$B$10"/>
        <table:named-range table:name="dialogstate_深さ" table:base-cell-address="$config.$B$12" table:cell-range-address="$config.$B$12"/>
        <table:named-range table:name="dialogstate_炎症・感染" table:base-cell-address="$config.$B$6" table:cell-range-address="$config.$B$6"/>
        <table:named-range table:name="dialogstate_終了日" table:base-cell-address="$config.$B$18" table:cell-range-address="$config.$B$18"/>
        <table:named-range table:name="dialogstate_肉芽形成" table:base-cell-address="$config.$B$14" table:cell-range-address="$config.$B$14"/>
        <table:named-range table:name="dialogstate_過去月" table:base-cell-address="$config.$B$19" table:cell-range-address="$config.$B$19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ポケット" table:base-cell-address="$config.$B$17" table:cell-range-address="$config.$B$17"/>
        <table:named-range table:name="GridDatarows_壊死組織" table:base-cell-address="$config.$B$9" table:cell-range-address="$config.$B$9"/>
        <table:named-range table:name="GridDatarows_大きさ" table:base-cell-address="$config.$B$2" table:cell-range-address="$config.$B$2"/>
        <table:named-range table:name="GridDatarows_浸出液" table:base-cell-address="$config.$B$11" table:cell-range-address="$config.$B$11"/>
        <table:named-range table:name="GridDatarows_深さ" table:base-cell-address="$config.$B$13" table:cell-range-address="$config.$B$13"/>
        <table:named-range table:name="GridDatarows_炎症・感染" table:base-cell-address="$config.$B$7" table:cell-range-address="$config.$B$7"/>
        <table:named-range table:name="GridDatarows_肉芽形成" table:base-cell-address="$config.$B$15" table:cell-range-address="$config.$B$15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00/00/00</text:date>, <text:time style:data-style-name="N2" text:time-value="00:34:30.99372908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30T00:36:09.270699164</dc:date>
    <meta:editing-duration>P1DT11H23M35S</meta:editing-duration>
    <meta:editing-cycles>395</meta:editing-cycles>
    <meta:generator>LibreOffice/5.4.1.2$Linux_x86 LibreOffice_project/ea7cb86e6eeb2bf3a5af73a8f7777ac570321527</meta:generator>
    <meta:print-date>2018-08-30T00:35:19.071555310</meta:print-date>
    <meta:document-statistic meta:table-count="5" meta:cell-count="703" meta:object-count="0"/>
  </office:meta>
</office:document-meta>
</file>